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fo:min-height="1.103cm" fo:min-width="2.643cm"/>
    </style:style>
    <style:style style:name="gr4" style:family="graphic" style:parent-style-name="standard">
      <style:graphic-properties fo:min-height="0.937cm" fo:min-width="2.374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fo:min-height="1.008cm" fo:min-width="2.37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78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493cm" svg:y1="1cm" svg:x2="8.493cm" svg:y2="20.59cm">
          <text:p/>
        </draw:line>
        <draw:line draw:style-name="gr2" draw:text-style-name="P1" draw:layer="layout" svg:x1="1cm" svg:y1="10.779cm" svg:x2="8.366cm" svg:y2="10.779cm">
          <text:p/>
        </draw:line>
        <draw:custom-shape draw:style-name="gr3" draw:text-style-name="P1" draw:layer="layout" svg:width="4.445cm" svg:height="1.913cm" svg:x="2.143cm" svg:y="18.399cm">
          <text:p text:style-name="P1">Turnout</text:p>
          <text:p text:style-name="P1"><text:s/>Fail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4.064cm" svg:height="1.925cm" svg:x="2.211cm" svg:y="14.315cm">
          <text:p text:style-name="P1"><text:span text:style-name="T1">Turnout</text:span></text:p>
          <text:p text:style-name="P1"><text:span text:style-name="T1">Okay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572cm" svg:height="2.159cm" svg:x="11.033cm" svg:y="6.207cm">
          <text:p text:style-name="P1">Set Lef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572cm" svg:height="2.159cm" svg:x="10.652cm" svg:y="15.605cm">
          <text:p text:style-name="P1">Moving Righ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572cm" svg:height="2.159cm" svg:x="21.193cm" svg:y="6.08cm">
          <text:p text:style-name="P1">Moving</text:p>
          <text:p text:style-name="P1">Lef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572cm" svg:height="2.159cm" svg:x="21.066cm" svg:y="15.605cm">
          <text:p text:style-name="P1">Set Righ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381cm" svg:x="3.921cm" svg:y="11.6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1" draw:layer="layout" svg:x1="3.794cm" svg:y1="16.24cm" svg:x2="3.794cm" svg:y2="18.526cm">
          <text:p/>
        </draw:line>
        <draw:line draw:style-name="gr7" draw:text-style-name="P1" draw:layer="layout" svg:x1="5.445cm" svg:y1="18.399cm" svg:x2="5.445cm" svg:y2="16.113cm">
          <text:p/>
        </draw:line>
        <draw:line draw:style-name="gr7" draw:text-style-name="P1" draw:layer="layout" svg:x1="4.175cm" svg:y1="12.176cm" svg:x2="4.175cm" svg:y2="14.589cm">
          <text:p/>
        </draw:line>
        <draw:custom-shape draw:style-name="gr8" draw:text-style-name="P3" draw:layer="layout" svg:width="4.064cm" svg:height="1.778cm" svg:x="2.524cm" svg:y="8.62cm">
          <text:p text:style-name="P1"><text:span text:style-name="T2">Righ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3" draw:layer="layout" svg:width="4.064cm" svg:height="1.778cm" svg:x="2.524cm" svg:y="4.683cm">
          <text:p text:style-name="P3"><text:span text:style-name="T2">Le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381cm" svg:x="12.811cm" svg:y="3.6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1" draw:layer="layout" svg:x1="3.54cm" svg:y1="6.461cm" svg:x2="3.54cm" svg:y2="8.747cm">
          <text:p/>
        </draw:line>
        <draw:line draw:style-name="gr7" draw:text-style-name="P1" draw:layer="layout" svg:x1="5.826cm" svg:y1="8.62cm" svg:x2="5.826cm" svg:y2="6.334cm">
          <text:p/>
        </draw:line>
        <draw:line draw:style-name="gr7" draw:text-style-name="P1" draw:layer="layout" svg:x1="13.065cm" svg:y1="4.175cm" svg:x2="13.065cm" svg:y2="6.207cm">
          <text:p/>
        </draw:line>
        <draw:frame draw:style-name="gr9" draw:text-style-name="P5" draw:layer="layout" svg:width="7.301cm" svg:height="0.962cm" svg:x="8.874cm" svg:y="1.054cm">
          <draw:text-box>
            <text:p text:style-name="P4"><text:span text:style-name="T3">Turnout State Diagram</text:span></text:p>
          </draw:text-box>
        </draw:frame>
        <draw:custom-shape draw:style-name="gr6" draw:text-style-name="P1" draw:layer="layout" svg:width="0.508cm" svg:height="0.381cm" svg:x="4.302cm" svg:y="1.8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1" draw:layer="layout" svg:x1="4.556cm" svg:y1="2.397cm" svg:x2="4.556cm" svg:y2="4.81cm">
          <text:p/>
        </draw:line>
        <draw:line draw:style-name="gr7" draw:text-style-name="P1" draw:layer="layout" svg:x1="20.939cm" svg:y1="16.621cm" svg:x2="15.478cm" svg:y2="16.621cm">
          <text:p/>
        </draw:line>
        <draw:line draw:style-name="gr7" draw:text-style-name="P1" draw:layer="layout" svg:x1="23.352cm" svg:y1="8.366cm" svg:x2="23.479cm" svg:y2="15.478cm">
          <text:p/>
        </draw:line>
        <draw:line draw:style-name="gr7" draw:text-style-name="P1" draw:layer="layout" svg:x1="15.657cm" svg:y1="7.2cm" svg:x2="21.118cm" svg:y2="7.2cm">
          <text:p/>
        </draw:line>
        <draw:line draw:style-name="gr7" draw:text-style-name="P1" draw:layer="layout" svg:x1="13.065cm" svg:y1="15.605cm" svg:x2="13.065cm" svg:y2="8.493cm">
          <text:p/>
        </draw:line>
        <draw:line draw:style-name="gr7" draw:text-style-name="P1" draw:layer="layout" svg:x1="21.32cm" svg:y1="7.731cm" svg:x2="14.208cm" svg:y2="15.605cm">
          <text:p/>
        </draw:line>
        <draw:line draw:style-name="gr7" draw:text-style-name="P1" draw:layer="layout" svg:x1="14.97cm" svg:y1="16.367cm" svg:x2="22.336cm" svg:y2="8.239cm">
          <text:p/>
        </draw:line>
        <draw:frame draw:style-name="gr9" draw:layer="layout" svg:width="2.559cm" svg:height="1.353cm" svg:x="5.191cm" svg:y="2.905cm">
          <draw:text-box>
            <text:p>Turnout</text:p>
            <text:p>Initialized</text:p>
          </draw:text-box>
        </draw:frame>
        <draw:frame draw:style-name="gr9" draw:layer="layout" svg:width="2.788cm" svg:height="1.904cm" svg:x="5.844cm" svg:y="6.461cm">
          <draw:text-box>
            <text:p>Receive</text:p>
            <text:p>Left</text:p>
            <text:p>Command</text:p>
          </draw:text-box>
        </draw:frame>
        <draw:frame draw:style-name="gr9" draw:layer="layout" svg:width="2.788cm" svg:height="1.904cm" svg:x="0.901cm" svg:y="6.462cm">
          <draw:text-box>
            <text:p>Receive</text:p>
            <text:p>Right</text:p>
            <text:p>Command</text:p>
          </draw:text-box>
        </draw:frame>
        <draw:frame draw:style-name="gr9" draw:layer="layout" svg:width="5.569cm" svg:height="0.802cm" svg:x="1.019cm" svg:y="1.087cm">
          <draw:text-box>
            <text:p>Desired Direction State</text:p>
          </draw:text-box>
        </draw:frame>
        <draw:frame draw:style-name="gr9" draw:layer="layout" svg:width="4.401cm" svg:height="0.802cm" svg:x="0.917cm" svg:y="10.866cm">
          <draw:text-box>
            <text:p>Turnout Fail State</text:p>
          </draw:text-box>
        </draw:frame>
        <draw:frame draw:style-name="gr9" draw:layer="layout" svg:width="2.559cm" svg:height="1.353cm" svg:x="4.429cm" svg:y="12.347cm">
          <draw:text-box>
            <text:p>Turnout</text:p>
            <text:p>Initialized</text:p>
          </draw:text-box>
        </draw:frame>
        <draw:frame draw:style-name="gr9" draw:layer="layout" svg:width="2.555cm" svg:height="2.455cm" svg:x="5.557cm" svg:y="15.986cm">
          <draw:text-box>
            <text:p>Turnout</text:p>
            <text:p>Okay</text:p>
            <text:p>Received</text:p>
            <text:p>Send Go</text:p>
          </draw:text-box>
        </draw:frame>
        <draw:frame draw:style-name="gr9" draw:layer="layout" svg:width="2.936cm" svg:height="2.455cm" svg:x="0.832cm" svg:y="16.071cm">
          <draw:text-box>
            <text:p>Turnout</text:p>
            <text:p>Fail</text:p>
            <text:p>Received</text:p>
            <text:p>/Send Stop</text:p>
          </draw:text-box>
        </draw:frame>
        <draw:frame draw:style-name="gr9" draw:layer="layout" svg:width="4.701cm" svg:height="1.353cm" svg:x="15.984cm" svg:y="5.699cm">
          <draw:text-box>
            <text:p>Receive Command</text:p>
            <text:p>/Send Moving</text:p>
          </draw:text-box>
        </draw:frame>
        <draw:frame draw:style-name="gr9" draw:layer="layout" svg:width="4.701cm" svg:height="1.353cm" svg:x="15.986cm" svg:y="16.875cm">
          <draw:text-box>
            <text:p>Receive Command</text:p>
            <text:p>/Send Moving</text:p>
          </draw:text-box>
        </draw:frame>
        <draw:frame draw:style-name="gr10" draw:layer="layout" svg:width="2.661cm" svg:height="3.557cm" svg:x="23.479cm" svg:y="11.16cm">
          <draw:text-box>
            <text:p>Desired</text:p>
            <text:p>Position</text:p>
            <text:p>Reached</text:p>
            <text:p>/Send Set</text:p>
            <text:p>&amp; Turnout</text:p>
            <text:p>Okay</text:p>
          </draw:text-box>
        </draw:frame>
        <draw:frame draw:style-name="gr10" draw:layer="layout" svg:width="2.661cm" svg:height="3.557cm" svg:x="10.398cm" svg:y="11.287cm">
          <draw:text-box>
            <text:p>Desired</text:p>
            <text:p>Position</text:p>
            <text:p>Reached</text:p>
            <text:p>/Send Set</text:p>
            <text:p>&amp; Turnout</text:p>
            <text:p>Okay</text:p>
          </draw:text-box>
        </draw:frame>
        <draw:frame draw:style-name="gr9" draw:layer="layout" svg:width="2.559cm" svg:height="1.353cm" svg:x="10.252cm" svg:y="4.429cm">
          <draw:text-box>
            <text:p>Turnout</text:p>
            <text:p>Initialized</text:p>
          </draw:text-box>
        </draw:frame>
        <draw:frame draw:style-name="gr11" draw:layer="layout" svg:width="4.532cm" svg:height="2.158cm" draw:transform="rotate (0.819955682586936) translate (14.745cm 11.847cm)">
          <draw:text-box>
            <text:p>Desired Position</text:p>
            <text:p>Not Reached</text:p>
            <text:p>/Send Turnout Fail</text:p>
          </draw:text-box>
        </draw:frame>
        <draw:frame draw:style-name="gr11" draw:layer="layout" svg:width="4.532cm" svg:height="2.158cm" draw:transform="rotate (0.819955682586936) translate (17.412cm 14.092cm)">
          <draw:text-box>
            <text:p>Desired Position</text:p>
            <text:p>Not Reached</text:p>
            <text:p>/Send Turnout Fai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52cm" svg:stroke-color="#000000" draw:marker-start-width="0.432cm" draw:marker-start-center="false" draw:marker-end-width="0.43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4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ebian </meta:initial-creator>
    <meta:creation-date>2014-03-31T21:22:21</meta:creation-date>
    <dc:date>2014-03-31T22:20:04</dc:date>
    <dc:creator>debian </dc:creator>
    <meta:editing-duration>PT42M32S</meta:editing-duration>
    <meta:editing-cycles>4</meta:editing-cycles>
    <meta:generator>LibreOffice/3.5$Linux_x86 LibreOffice_project/350m1$Build-2</meta:generator>
    <meta:document-statistic meta:object-count="42"/>
  </office:meta>
</office:document-meta>
</file>